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3"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4.oxt&#13;&#13;19.11.2018 20:59:33&#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4.oxt&#13;&#13;19.11.2018 20:59:3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20817366696128940"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81925990075086594" text:style-name="L2">
        <text:list-item>
          <text:p text:style-name="P41">Version 2.1.2 :</text:p>
        </text:list-item>
      </text:list>
      <text:list xml:id="list3443694565050716986" text:style-name="L3">
        <text:list-item>
          <text:list>
            <text:list-item>
              <text:p text:style-name="P42">Localized help : resolved non-functional hyperlink due to API incompatibility introduced by Apache OpenOffice 4.1 (and LibreOffice 4.0).</text:p>
            </text:list-item>
          </text:list>
        </text:list-item>
      </text:list>
      <text:list xml:id="list40778482" text:continue-list="list4381925990075086594" text:style-name="L2">
        <text:list-item>
          <text:p text:style-name="P41">Version 2.1.1 :</text:p>
        </text:list-item>
      </text:list>
      <text:list xml:id="list962055383763045728"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40806353" text:continue-list="list40778482" text:style-name="L2">
        <text:list-item>
          <text:p text:style-name="P41">Version 2.1.0 :</text:p>
        </text:list-item>
      </text:list>
      <text:list xml:id="list399048372279671884"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40797877" text:continue-list="list40806353" text:style-name="L2">
        <text:list-item>
          <text:p text:style-name="P41">Version 2.0.0 :</text:p>
        </text:list-item>
      </text:list>
      <text:list xml:id="list6946333163536543348"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40793202" text:continue-list="list40797877" text:style-name="L2">
        <text:list-item>
          <text:p text:style-name="P41">Version 1.5.3 :</text:p>
        </text:list-item>
      </text:list>
      <text:list xml:id="list1898610284916504348"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81753000764959322"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8523606090989585"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84627487290943419"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02467660981532458"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15936973519219822"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02402703292668535"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7800790160575825872"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72565252380723512"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985903114572779512"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87900579587470756" text:style-name="L17">
        <text:list-item>
          <text:p text:style-name="P56">Arg1 : <text:span text:style-name="InstructionMacro">String</text:span> : mandatory, type of control used for the button</text:p>
        </text:list-item>
      </text:list>
      <text:list xml:id="list2774757489094988039"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11978049299219696"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28675844831301557"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95063359735542450"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983776360991239486"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089202752896548280"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36576952949114280"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950627732018715375"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49061713590560125"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87879612839857046"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951730368657242318"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23843640544751265"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400561934173985393"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840982536512614334"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10375334127918188"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15506788794164768"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23933086239825929"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748394564752100297"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24554733492986813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361254649530028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1317539861751162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786772"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410975009272459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6569796615595585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507018197211403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6</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78</dc:date><text:p>internal</text:p><text:p>Page2</text:p><text:p/></office:annotation>Paragraph styles</text:p>
      <text:p text:style-name="P27"><office:annotation><dc:creator>BM</dc:creator><dc:date>2008-03-13T00:00:00.78</dc:date><text:p>internal</text:p><text:p>Page7</text:p><text:p/></office:annotation>Hyperlinks</text:p>
      <text:p text:style-name="hlp_5f_paragraph"><text:span text:style-name="T14"><office:annotation><dc:creator>BM</dc:creator><dc:date>2008-03-13T00:00:00.78</dc:date><text:p>internal</text:p><text:p>Page3</text:p><text:p/></office:annotation></text:span><text:span text:style-name="T14">Text formatting</text:span></text:p>
      <text:p text:style-name="P27"><office:annotation><dc:creator>BM</dc:creator><dc:date>2008-03-26T00:00:00.78</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dc:creator>BM</dc:creator><dc:date>2008-03-13T00:00:00.78</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8</dc:date><text:p>external</text:p><text:p>text/swriter/main0210.xhp</text:p><text:p/></office:annotation><text:span text:style-name="T14">Preview topic</text:span> </text:p>
      <text:p text:style-name="hlp_5f_paragraph">This hyperlink displays <text:s/><office:annotation><dc:creator>BM</dc:creator><dc:date>2008-03-15T00:00:00.7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790461" text:continue-list="list624554733492986813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779637" text:continue-list="list407867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9</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79</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79</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40804762" text:continue-list="list40790461"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4")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